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LiberationSerif" svg:font-family="Liberation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45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Serif" style:font-size-asian="12pt" style:language-asian="en" style:country-asian="US" style:font-style-asian="normal" style:font-weight-asian="normal" style:font-name-complex="LiberationSerif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Serif" fo:font-size="12pt" style:font-name-asian="LiberationSerif" style:font-size-asian="12pt" style:font-name-complex="LiberationSerif" style:font-size-complex="6.80000019073486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Variables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Température de l’eau</text:p>
          </table:table-cell>
          <table:table-cell office:value-type="string">
            <text:p>Direction Régionale de l'Environnement de l'Aménagement et du Logement (DREAL) de Normandie</text:p>
          </table:table-cell>
          <table:table-cell office:value-type="string">
            <text:p>Température des eaux enregistrée à pas de temps bi-horaire en degrés Celsius</text:p>
          </table:table-cell>
          <table:table-cell/>
        </table:table-row>
        <table:table-row table:style-name="ro2">
          <table:table-cell office:value-type="string">
            <text:p>Température de l’air</text:p>
          </table:table-cell>
          <table:table-cell table:style-name="ce3" office:value-type="string">
            <text:p>European Climate Assessment &amp; Dataset (ECAD) </text:p>
          </table:table-cell>
          <table:table-cell table:style-name="ce3" office:value-type="string">
            <text:p>Température de l’air enregistrée en moyenne journalière en degré Celsius</text:p>
          </table:table-cell>
          <table:table-cell/>
        </table:table-row>
        <table:table-row table:style-name="ro3">
          <table:table-cell office:value-type="string">
            <text:p>Rayonnement solaire (qq)</text:p>
          </table:table-cell>
          <table:table-cell table:style-name="ce3" office:value-type="string">
            <text:p>ECAD</text:p>
          </table:table-cell>
          <table:table-cell table:style-name="ce2" office:value-type="string">
            <text:p>Niveau de radiation en moyenne journalière exprimé en W/m² </text:p>
          </table:table-cell>
          <table:table-cell/>
        </table:table-row>
        <table:table-row table:style-name="ro4">
          <table:table-cell office:value-type="string">
            <text:p>Pluviométrie (rr)</text:p>
          </table:table-cell>
          <table:table-cell table:style-name="ce3" office:value-type="string">
            <text:p>ECAD</text:p>
          </table:table-cell>
          <table:table-cell table:style-name="ce2" office:value-type="string">
            <text:p>Pluviométrie en moyenne journalière exprimée en mm</text:p>
          </table:table-cell>
          <table:table-cell/>
        </table:table-row>
        <table:table-row table:style-name="ro5">
          <table:table-cell table:style-name="ce2" office:value-type="string">
            <text:p>Piézométrie (piez)</text:p>
          </table:table-cell>
          <table:table-cell table:style-name="ce4" office:value-type="string">
            <text:p>Accès aux Données sur les Eaux Souterraines (ADES) </text:p>
          </table:table-cell>
          <table:table-cell table:style-name="ce3" office:value-type="string">
            <text:p>Mesure de la <text:span text:style-name="T1">profondeur de la surface de la nappe d’eau souterraine en mètre <text:s/>NGF (Nivellement Général Français)</text:span></text:p>
          </table:table-cell>
          <table:table-cell/>
        </table:table-row>
        <table:table-row table:style-name="ro2">
          <table:table-cell office:value-type="string">
            <text:p>Seuils de températures limites</text:p>
          </table:table-cell>
          <table:table-cell office:value-type="string">
            <text:p>Fédération du Haut-Rhin pour la Pêche et la Protection du Milieu Aquatique</text:p>
          </table:table-cell>
          <table:table-cell table:style-name="ce3" office:value-type="string">
            <text:p>Seuils de températures à partir desquelles l'activité métabolique de la truites et du brochet est compromise, en degré Celsius</text:p>
          </table:table-cell>
          <table:table-cell/>
        </table:table-row>
        <table:table-row table:style-name="ro1">
          <table:table-cell office:value-type="string">
            <text:p>Localisation des sondes de la DREAL</text:p>
          </table:table-cell>
          <table:table-cell office:value-type="string">
            <text:p>DREAL de Normandie</text:p>
          </table:table-cell>
          <table:table-cell office:value-type="string">
            <text:p>Coordonnées géographiques enregistrées au format WSG_84</text:p>
          </table:table-cell>
          <table:table-cell/>
        </table:table-row>
        <table:table-row table:style-name="ro1">
          <table:table-cell office:value-type="string">
            <text:p>Localisation des sondes de l’OFB</text:p>
          </table:table-cell>
          <table:table-cell office:value-type="string">
            <text:p>Office Français de la Biodiverté (OFB)</text:p>
          </table:table-cell>
          <table:table-cell office:value-type="string">
            <text:p>Coordonnées géographiques enregistrées au format WSG_8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LiberationSerif" svg:font-family="Liberation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16/03/2022</text:date>, <text:time>09:3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8T11:39:50.285000000</meta:creation-date>
    <dc:date>2022-03-16T09:36:53.86</dc:date>
    <meta:editing-duration>PT39M50S</meta:editing-duration>
    <meta:editing-cycles>3</meta:editing-cycles>
    <meta:generator>OpenOffice/4.1.7$Win32 OpenOffice.org_project/417m1$Build-9800</meta:generator>
    <dc:creator>Lucie Letorey</dc:creator>
    <meta:document-statistic meta:table-count="1" meta:cell-count="27" meta:object-count="0"/>
    <meta:user-defined meta:name=""/>
  </office:meta>
</office:document-meta>
</file>